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8pt" officeooo:rsid="00061077" officeooo:paragraph-rsid="00061077" style:font-size-asian="15.75pt" style:font-size-complex="18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6107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 Review Checklist</text:p>
      <text:p text:style-name="P1"/>
      <text:list xml:id="list3642632200970535460" text:style-name="L1">
        <text:list-item>
          <text:p text:style-name="P4">Is the functionality correct? </text:p>
        </text:list-item>
        <text:list-item>
          <text:p text:style-name="P4">Are the classes named suitably? </text:p>
        </text:list-item>
        <text:list-item>
          <text:p text:style-name="P4">Are the functions named suitably? </text:p>
        </text:list-item>
        <text:list-item>
          <text:p text:style-name="P4">How's the datastructure being used? Is it the correct DS or it needs improvement? </text:p>
        </text:list-item>
        <text:list-item>
          <text:p text:style-name="P4">If it contain functions that can be reused later then are there Utils created for them? </text:p>
        </text:list-item>
        <text:list-item>
          <text:p text:style-name="P4">Can it use already available Util functions? </text:p>
        </text:list-item>
        <text:list-item>
          <text:p text:style-name="P4">Are all the input arguments being validated? </text:p>
        </text:list-item>
        <text:list-item>
          <text:p text:style-name="P4">How will the functionalities affect the performance of the app - time and memory? </text:p>
        </text:list-item>
        <text:list-item>
          <text:p text:style-name="P4">Is it absolutely necessary to run it on UI therad or would a background thread suffice? </text:p>
        </text:list-item>
        <text:list-item>
          <text:p text:style-name="P4">Are all the fail points handled? </text:p>
        </text:list-item>
        <text:list-item>
          <text:p text:style-name="P4">Does it degrade gracefully in case of unknown failures? </text:p>
        </text:list-item>
        <text:list-item>
          <text:p text:style-name="P4">Are the app-doing level standards being followed? <text:s/></text:p>
        </text:list-item>
        <text:list-item>
          <text:p text:style-name="P4">Are the operations thread safe? </text:p>
        </text:list-item>
        <text:list-item>
          <text:p text:style-name="P4">What pieces of the component can be executed in parallel? </text:p>
        </text:list-item>
        <text:list-item>
          <text:p text:style-name="P4">Are the layouts suitable for all the screen dimensions? </text:p>
        </text:list-item>
        <text:list-item>
          <text:p text:style-name="P3">What classes would become obsolete after this implementation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53:49.275483898</meta:creation-date>
    <dc:date>2015-07-08T15:14:38.510338513</dc:date>
    <meta:editing-duration>PT4M29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7" meta:word-count="161" meta:character-count="934" meta:non-whitespace-character-count="789"/>
  </office:meta>
</office:document-meta>
</file>